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6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4.438cm" svg:height="3.63cm" svg:x="4.186cm" svg:y="14.265cm">
          <text:p text:style-name="P1">Forwarding</text:p>
          <text:p text:style-name="P1">3.4.5.2.4</text:p>
        </draw:ellipse>
        <draw:ellipse draw:style-name="gr1" draw:text-style-name="P1" xml:id="id2" draw:id="id2" draw:layer="layout" svg:width="4.438cm" svg:height="3.63cm" svg:x="4.186cm" svg:y="8.62cm">
          <text:p text:style-name="P1">Processing</text:p>
          <text:p text:style-name="P1">3.4.5.2.2 </text:p>
        </draw:ellipse>
        <draw:ellipse draw:style-name="gr1" draw:text-style-name="P1" draw:layer="layout" svg:width="4.438cm" svg:height="3.63cm" svg:x="12.437cm" svg:y="8.62cm">
          <text:p text:style-name="P1">Interpretation</text:p>
          <text:p text:style-name="P1">3.4.5.2.3</text:p>
        </draw:ellipse>
        <draw:ellipse draw:style-name="gr1" draw:text-style-name="P1" xml:id="id3" draw:id="id3" draw:layer="layout" svg:width="4.438cm" svg:height="3.63cm" svg:x="12.437cm" svg:y="14.265cm">
          <text:p text:style-name="P1">System</text:p>
          <text:p text:style-name="P1">Response</text:p>
          <text:p text:style-name="P1">3.4.5.2.5</text:p>
        </draw:ellipse>
        <draw:line draw:style-name="gr2" draw:text-style-name="P1" draw:layer="layout" svg:x1="8.624cm" svg:y1="16.17cm" svg:x2="12.434cm" svg:y2="16.17cm">
          <text:p text:style-name="P1">F2SR</text:p>
          <text:p text:style-name="P1">SR2F</text:p>
        </draw:line>
        <draw:line draw:style-name="gr2" draw:text-style-name="P1" draw:layer="layout" svg:x1="8.624cm" svg:y1="10.525cm" svg:x2="12.434cm" svg:y2="10.525cm">
          <text:p text:style-name="P1">P2I</text:p>
          <text:p text:style-name="P1">I2P</text:p>
        </draw:line>
        <draw:ellipse draw:style-name="gr3" draw:text-style-name="P1" draw:layer="layout" svg:width="4.438cm" svg:height="3.63cm" svg:x="8.296cm" svg:y="4.175cm">
          <text:p text:style-name="P1">Voice</text:p>
          <text:p text:style-name="P1">3.4.5.2.1 </text:p>
        </draw:ellipse>
        <draw:line draw:style-name="gr2" draw:text-style-name="P1" draw:layer="layout" svg:x1="10.529cm" svg:y1="7.885cm" svg:x2="13.069cm" svg:y2="14.87cm">
          <text:p text:style-name="P1">V2SR</text:p>
          <text:p text:style-name="P1">SR2V</text:p>
        </draw:line>
        <draw:line draw:style-name="gr2" draw:text-style-name="P1" draw:layer="layout" svg:x1="10.494cm" svg:y1="7.885cm" svg:x2="7.989cm" svg:y2="14.87cm">
          <text:p text:style-name="P1">V2F</text:p>
          <text:p text:style-name="P1">F2V</text:p>
        </draw:line>
        <draw:line draw:style-name="gr2" draw:text-style-name="P1" draw:layer="layout" svg:x1="9.259cm" svg:y1="7.35cm" svg:x2="6.719cm" svg:y2="8.62cm">
          <text:p text:style-name="P1">P2V</text:p>
          <text:p text:style-name="P1">V2P</text:p>
        </draw:line>
        <draw:line draw:style-name="gr2" draw:text-style-name="P1" draw:layer="layout" svg:x1="12.434cm" svg:y1="7.35cm" svg:x2="14.339cm" svg:y2="8.62cm">
          <text:p text:style-name="P1">V2I</text:p>
          <text:p text:style-name="P1">I2V</text:p>
        </draw:line>
        <draw:line draw:style-name="gr2" draw:text-style-name="P1" draw:layer="layout" svg:x1="8.62cm" svg:y1="15.77cm" svg:x2="12.93cm" svg:y2="11.46cm">
          <text:p text:style-name="P1">F2I</text:p>
          <text:p text:style-name="P1">I2F</text:p>
        </draw:line>
        <draw:rect draw:style-name="gr1" draw:text-style-name="P1" draw:layer="layout" svg:width="1.905cm" svg:height="1.27cm" svg:x="2.27cm" svg:y="5.545cm">
          <text:p text:style-name="P1">Voice</text:p>
        </draw:rect>
        <draw:rect draw:style-name="gr1" draw:text-style-name="P1" draw:layer="layout" svg:width="1.905cm" svg:height="1.27cm" svg:x="2.67cm" svg:y="19.415cm">
          <text:p text:style-name="P1">Profile</text:p>
        </draw:rect>
        <draw:ellipse draw:style-name="gr1" draw:text-style-name="P1" draw:layer="layout" svg:width="4.438cm" svg:height="3.63cm" svg:x="8.32cm" svg:y="18.514cm">
          <text:p text:style-name="P1">Request</text:p>
          <text:p text:style-name="P1">Authentication</text:p>
          <text:p text:style-name="P1">3.4.5.2.6</text:p>
        </draw:ellipse>
        <draw:line draw:style-name="gr2" draw:text-style-name="P1" draw:layer="layout" svg:x1="7.85cm" svg:y1="17.51cm" svg:x2="9.255cm" svg:y2="18.915cm">
          <text:p text:style-name="P1">F2R</text:p>
          <text:p text:style-name="P1">R2F</text:p>
        </draw:line>
        <draw:line draw:style-name="gr2" draw:text-style-name="P1" draw:layer="layout" svg:x1="3.84cm" svg:y1="6.815cm" svg:x2="5.745cm" svg:y2="8.72cm">
          <text:p text:style-name="P1">V2P</text:p>
          <text:p text:style-name="P1">P2V</text:p>
        </draw:line>
        <draw:line draw:style-name="gr2" draw:text-style-name="P1" draw:layer="layout" svg:x1="4.575cm" svg:y1="20.05cm" svg:x2="8.385cm" svg:y2="20.05cm">
          <text:p text:style-name="P1">P2R</text:p>
          <text:p text:style-name="P1">R2P</text:p>
        </draw:line>
        <draw:rect draw:style-name="gr1" draw:text-style-name="P1" draw:layer="layout" svg:width="1.905cm" svg:height="1.27cm" svg:x="16.705cm" svg:y="20.25cm">
          <text:p text:style-name="P1">Scheduling</text:p>
        </draw:rect>
        <draw:line draw:style-name="gr2" draw:text-style-name="P1" draw:layer="layout" svg:x1="12.795cm" svg:y1="20.439cm" svg:x2="16.705cm" svg:y2="20.439cm">
          <text:p text:style-name="P1">R2S</text:p>
          <text:p text:style-name="P1">S2R</text:p>
        </draw:line>
        <draw:rect draw:style-name="gr1" draw:text-style-name="P1" xml:id="id1" draw:id="id1" draw:layer="layout" svg:width="1.905cm" svg:height="1.27cm" svg:x="9.424cm" svg:y="23.877cm">
          <text:p text:style-name="P1">Brain</text:p>
        </draw:rect>
        <draw:line draw:style-name="gr2" draw:text-style-name="P1" draw:layer="layout" svg:x1="10.426cm" svg:y1="22.154cm" svg:x2="10.426cm" svg:y2="23.892cm">
          <text:p text:style-name="P1">R2B</text:p>
          <text:p text:style-name="P1">B2R</text:p>
        </draw:line>
        <draw:connector draw:style-name="gr4" draw:text-style-name="P1" draw:layer="layout" draw:type="curve" draw:line-skew="-1.453cm" svg:x1="9.424cm" svg:y1="24.512cm" svg:x2="4.186cm" svg:y2="10.435cm" draw:start-shape="id1" draw:end-shape="id2" draw:end-glue-point="3" svg:d="m9424 24512c-10788 0-8169-14077-5238-14077">
          <text:p/>
        </draw:connector>
        <draw:frame draw:style-name="gr5" draw:layer="layout" svg:width="1.777cm" svg:height="1.817cm" svg:x="1.501cm" svg:y="11.768cm">
          <draw:text-box>
            <text:p>P2B</text:p>
            <text:p>B2P</text:p>
          </draw:text-box>
        </draw:frame>
        <draw:connector draw:style-name="gr4" draw:text-style-name="P1" draw:layer="layout" draw:type="curve" draw:line-skew="1.879cm" svg:x1="11.329cm" svg:y1="24.512cm" svg:x2="16.875cm" svg:y2="16.08cm" draw:start-shape="id1" draw:start-glue-point="1" draw:end-shape="id3" draw:end-glue-point="1" svg:d="m11329 24512c11889 0 9116-8432 5546-8432">
          <text:p/>
        </draw:connector>
        <draw:frame draw:style-name="gr5" draw:layer="layout" svg:width="2.371cm" svg:height="1.817cm" svg:x="17.462cm" svg:y="16.112cm">
          <draw:text-box>
            <text:p>B2SR</text:p>
            <text:p>SR2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1:43:21.99</meta:creation-date>
    <dc:date>2011-11-30T22:22:22.21</dc:date>
    <dc:creator>Andre </dc:creator>
    <meta:editing-duration>PT2H51M11S</meta:editing-duration>
    <meta:editing-cycles>18</meta:editing-cycles>
    <meta:generator>OpenOffice.org/3.3$Win32 OpenOffice.org_project/330m20$Build-9567</meta:generator>
    <meta:document-statistic meta:object-count="26"/>
  </office:meta>
</office:document-meta>
</file>